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officeooo:paragraph-rsid="000778f4"/>
    </style:style>
    <style:style style:name="P2" style:family="paragraph" style:parent-style-name="Standard">
      <style:text-properties fo:font-size="11pt" fo:language="en" fo:country="GB" officeooo:rsid="000778f4" officeooo:paragraph-rsid="000778f4" style:font-size-asian="11pt" style:font-size-complex="11pt"/>
    </style:style>
    <style:style style:name="P3" style:family="paragraph" style:parent-style-name="Standard">
      <style:text-properties fo:font-size="11pt" fo:language="en" fo:country="GB" officeooo:rsid="000778f4" officeooo:paragraph-rsid="0010405f" style:font-size-asian="11pt" style:font-size-complex="11pt"/>
    </style:style>
    <style:style style:name="P4" style:family="paragraph" style:parent-style-name="Standard">
      <style:text-properties fo:font-size="11pt" fo:language="en" fo:country="GB" officeooo:rsid="000778f4" officeooo:paragraph-rsid="000778f4" style:font-size-asian="11pt" style:language-asian="zxx" style:country-asian="none" style:font-size-complex="11pt" style:language-complex="zxx" style:country-complex="none"/>
    </style:style>
    <style:style style:name="P5" style:family="paragraph" style:parent-style-name="Standard">
      <style:text-properties fo:font-size="11pt" fo:language="en" fo:country="GB" officeooo:rsid="000778f4" officeooo:paragraph-rsid="000970f2" style:font-size-asian="11pt" style:language-asian="zxx" style:country-asian="none" style:font-size-complex="11pt" style:language-complex="zxx" style:country-complex="none"/>
    </style:style>
    <style:style style:name="P6" style:family="paragraph" style:parent-style-name="Standard">
      <style:text-properties fo:font-size="11pt" fo:language="en" fo:country="GB" officeooo:rsid="000778f4" officeooo:paragraph-rsid="000e380e" style:font-size-asian="11pt" style:language-asian="zxx" style:country-asian="none" style:font-size-complex="11pt" style:language-complex="zxx" style:country-complex="none"/>
    </style:style>
    <style:style style:name="P7" style:family="paragraph" style:parent-style-name="Standard">
      <style:text-properties fo:font-size="11pt" fo:language="en" fo:country="GB" officeooo:rsid="000778f4" officeooo:paragraph-rsid="00106d45" style:font-size-asian="11pt" style:language-asian="zxx" style:country-asian="none" style:font-size-complex="11pt" style:language-complex="zxx" style:country-complex="none"/>
    </style:style>
    <style:style style:name="P8" style:family="paragraph" style:parent-style-name="Standard">
      <style:text-properties fo:font-size="11pt" fo:language="en" fo:country="GB" fo:font-style="normal" officeooo:rsid="00106d45" officeooo:paragraph-rsid="000778f4" style:font-size-asian="11pt" style:language-asian="zxx" style:country-asian="none" style:font-style-asian="normal" style:font-size-complex="11pt" style:language-complex="zxx" style:country-complex="none" style:font-style-complex="normal"/>
    </style:style>
    <style:style style:name="P9" style:family="paragraph" style:parent-style-name="Standard">
      <style:text-properties fo:font-size="11pt" fo:language="en" fo:country="GB" fo:font-style="normal" officeooo:rsid="00106d45" officeooo:paragraph-rsid="00106d45" style:font-size-asian="11pt" style:language-asian="zxx" style:country-asian="none" style:font-style-asian="normal" style:font-size-complex="11pt" style:language-complex="zxx" style:country-complex="none" style:font-style-complex="normal"/>
    </style:style>
    <style:style style:name="P10" style:family="paragraph" style:parent-style-name="Standard">
      <style:text-properties officeooo:paragraph-rsid="00109f9e"/>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0970f2" style:font-style-asian="italic" style:font-style-complex="italic"/>
    </style:style>
    <style:style style:name="T3" style:family="text">
      <style:text-properties fo:font-style="italic" officeooo:rsid="000a4cb6" style:font-style-asian="italic" style:font-style-complex="italic"/>
    </style:style>
    <style:style style:name="T4" style:family="text">
      <style:text-properties fo:font-style="italic" officeooo:rsid="000e380e" style:font-style-asian="italic" style:font-style-complex="italic"/>
    </style:style>
    <style:style style:name="T5" style:family="text">
      <style:text-properties fo:font-style="italic" officeooo:rsid="000f72fc" style:font-style-asian="italic" style:font-style-complex="italic"/>
    </style:style>
    <style:style style:name="T6" style:family="text">
      <style:text-properties fo:font-style="italic" officeooo:rsid="0010405f" style:font-style-asian="italic" style:font-style-complex="italic"/>
    </style:style>
    <style:style style:name="T7" style:family="text">
      <style:text-properties fo:font-style="italic" officeooo:rsid="00106d45" style:font-style-asian="italic" style:font-style-complex="italic"/>
    </style:style>
    <style:style style:name="T8" style:family="text">
      <style:text-properties fo:font-style="italic" officeooo:rsid="00109f9e" style:font-style-asian="italic" style:font-style-complex="italic"/>
    </style:style>
    <style:style style:name="T9" style:family="text">
      <style:text-properties fo:font-style="italic" officeooo:rsid="0011d0d9" style:font-style-asian="italic" style:font-style-complex="italic"/>
    </style:style>
    <style:style style:name="T10" style:family="text">
      <style:text-properties style:font-name="sans-serif" fo:font-size="12pt" fo:font-style="italic" style:font-style-asian="italic" style:font-style-complex="italic"/>
    </style:style>
    <style:style style:name="T11" style:family="text">
      <style:text-properties fo:font-size="11pt" fo:language="en" fo:country="GB" fo:font-style="italic" officeooo:rsid="000778f4" style:font-size-asian="11pt" style:language-asian="zxx" style:country-asian="none" style:font-style-asian="italic" style:font-size-complex="11pt" style:language-complex="zxx" style:country-complex="none" style:font-style-complex="italic"/>
    </style:style>
    <style:style style:name="T12" style:family="text">
      <style:text-properties fo:font-size="11pt" fo:language="en" fo:country="GB" fo:font-style="italic" officeooo:rsid="000970f2" style:font-size-asian="11pt" style:language-asian="zxx" style:country-asian="none" style:font-style-asian="italic" style:font-size-complex="11pt" style:language-complex="zxx" style:country-complex="none" style:font-style-complex="italic"/>
    </style:style>
    <style:style style:name="T13" style:family="text">
      <style:text-properties fo:font-size="11pt" fo:language="en" fo:country="GB" fo:font-style="italic" officeooo:rsid="000e380e" style:font-size-asian="11pt" style:language-asian="zxx" style:country-asian="none" style:font-style-asian="italic" style:font-size-complex="11pt" style:language-complex="zxx" style:country-complex="none" style:font-style-complex="italic"/>
    </style:style>
    <style:style style:name="T14" style:family="text">
      <style:text-properties fo:font-size="11pt" fo:language="en" fo:country="GB" fo:font-style="italic" officeooo:rsid="00106d45" style:font-size-asian="11pt" style:language-asian="zxx" style:country-asian="none" style:font-style-asian="italic" style:font-size-complex="11pt" style:language-complex="zxx" style:country-complex="none" style:font-style-complex="italic"/>
    </style:style>
    <style:style style:name="T15" style:family="text">
      <style:text-properties fo:font-size="11pt" fo:language="en" fo:country="GB" fo:font-style="italic" officeooo:rsid="00109f9e" style:font-size-asian="11pt" style:language-asian="zxx" style:country-asian="none" style:font-style-asian="italic" style:font-size-complex="11pt" style:language-complex="zxx" style:country-complex="none" style:font-style-complex="italic"/>
    </style:style>
    <style:style style:name="T16" style:family="text">
      <style:text-properties officeooo:rsid="0011d0d9"/>
    </style:style>
    <style:style style:name="T17" style:family="text">
      <style:text-properties officeooo:rsid="0012ca3d"/>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 <text:span text:style-name="T1">Estimating process-based model parameters from species distribution data</text:span></text:p>
      <text:p text:style-name="P2"/>
      <text:p text:style-name="P5"><office:annotation office:name="__Annotation__9_2492294749" loext:resolved="false"><dc:creator>Victor Van der Meersch</dc:creator><dc:date>2022-05-25T16:22:39.319000000</dc:date><meta:creator-initials>VV</meta:creator-initials><text:p text:style-name="P11"><text:span text:style-name="T18">Largement inspiré du document “ROBUST” (une mine d’informations !) </text:span></text:p></office:annotation>Abstract <text:span text:style-name="T17">(350 words max.)</text:span>: <office:annotation-end office:name="__Annotation__9_2492294749"/></text:p>
      <text:p text:style-name="P6"><text:span text:style-name="T2">- Context: </text:span><text:span text:style-name="T1">Nowadays, two main types of species distribution models are used to project species range shifts in future climatic conditions: correlative and process-based models. Although there is some continuity between the</text:span><text:span text:style-name="T3">se</text:span><text:span text:style-name="T1"> two types of models, </text:span><text:span text:style-name="T3">they </text:span><text:span text:style-name="T1">are fundamentally different in their hypotheses (statistical relationships </text:span><text:span text:style-name="T4">vs </text:span><text:span text:style-name="T1">cause-to-effect relationships) and their calibration methods (statistical inferenc</text:span><text:span text:style-name="T2">e </text:span><text:span text:style-name="T1">vs </text:span><text:span text:style-name="T1"><office:annotation office:name="__Annotation__10_2492294749" loext:resolved="false"><dc:creator>Victor Van der Meersch</dc:creator><dc:date>2022-05-25T16:23:44.152000000</dc:date><meta:creator-initials>VV</meta:creator-initials><text:p text:style-name="P11"><text:span text:style-name="T18">Un peu exagéré</text:span></text:p></office:annotation></text:span><text:span text:style-name="T1">direct measurements</text:span><office:annotation-end office:name="__Annotation__10_2492294749"/><text:span text:style-name="T2">). </text:span></text:p>
      <text:p text:style-name="P6"><text:span text:style-name="T2">- Objectives: To find out whether </text:span><text:span text:style-name="T4">process-based </text:span><text:span text:style-name="T2">model robustness might be conveyed by the </text:span><text:span text:style-name="T8">explicit processes</text:span><text:span text:style-name="T2"> they describe or by the fact that parameter values can be estimated independently from species distribution, </text:span><text:span text:style-name="T4">our aim was to </text:span><text:span text:style-name="T2">calibrate process-based models in the same way as the correlative models, i.e. using the geographic distributions of species.</text:span></text:p>
      <text:p text:style-name="P5"><text:span text:style-name="T2">- Methods: </text:span><text:span text:style-name="T5">Using</text:span><text:span text:style-name="T4"> tree species occurrence data across Europe, w</text:span><text:span text:style-name="T2">e </text:span><text:span text:style-name="T5">adapted</text:span><text:span text:style-name="T2"> an evolution</text:span><text:span text:style-name="T5">ary</text:span><text:span text:style-name="T2"> algorithm (called </text:span><text:span text:style-name="T5">c</text:span><text:span text:style-name="T2">ovariance matrix adaptation evolution strategy, CMA-ES) </text:span><text:span text:style-name="T4">to find appropriate values of model parameters. </text:span><text:span text:style-name="T7">We </text:span><text:span text:style-name="T4">calibrate</text:span><text:span text:style-name="T9">d</text:span><text:span text:style-name="T4"> simultaneously tens of parameters</text:span><text:span text:style-name="T5"> </text:span><text:span text:style-name="T9">in</text:span><text:span text:style-name="T7"> three process-based models: </text:span><text:span text:style-name="T9">a forest gap model (ForCEEPS), a phenological model (PHENOFIT) and an eco-physiological model (CASTANEA).</text:span></text:p>
      <text:p text:style-name="P7"><text:span text:style-name="T2">- Results: </text:span><text:span text:style-name="T5">For most tree species, </text:span><text:span text:style-name="T6">we were</text:span><text:span text:style-name="T5"> able to find </text:span><text:span text:style-name="T6">a parameter combination that suits best with </text:span><text:span text:style-name="T5">current species distribution. </text:span><text:span text:style-name="T7">However, some model parameters and processes were strongly dependent, thus different </text:span><text:span text:style-name="T6">parameter combination</text:span><text:span text:style-name="T7">s could lead to high model accuracy.</text:span></text:p>
      <text:p text:style-name="P10"><text:span text:style-name="T12">- Conclusions: </text:span><text:span text:style-name="T14">CMA-ES is an efficient state-of-the-art method t</text:span><text:span text:style-name="T13">o </text:span><text:span text:style-name="T12">calibrate process-based models </text:span><text:span text:style-name="T14">with occurrence data. This inverse modelling strategy </text:span><text:span text:style-name="T15">allow us to parametrize a distribution-dependent version of each process-based model. This will be particularly useful to carry out a thorough comparison and evaluation of different versions of models that will differ by their level of complexity and the methods of estimation of their parameters, with the final purpose of identifying model weakness and strengths and the causes of their robustness or lack of robustness. </text:span></text:p>
      <text:p text:style-name="P4"/>
      <text:p text:style-name="P4"><office:annotation office:name="__Annotation__7_2492294749" loext:resolved="false"><dc:creator>Victor Van der Meersch</dc:creator><dc:date>2022-05-25T16:20:35.983000000</dc:date><meta:creator-initials>VV</meta:creator-initials><text:p text:style-name="P11"><text:span text:style-name="T18">Max 3 thèmes à choisir dans une liste (possibilité de choisir un thème perso si rien ne convient)</text:span></text:p></office:annotation>Themes: <text:span text:style-name="T1">Forest ecology; Theoretical ecoloy and ecological modelling; Biogeography</text:span><office:annotation-end office:name="__Annotation__7_2492294749"/></text:p>
      <text:p text:style-name="P8"/>
      <text:p text:style-name="P9"><office:annotation office:name="__Annotation__8_2492294749" loext:resolved="false"><dc:creator>Victor Van der Meersch</dc:creator><dc:date>2022-05-25T16:22:14.416000000</dc:date><meta:creator-initials>VV</meta:creator-initials><text:p text:style-name="P11"><text:span text:style-name="T18">Min 3, max 6</text:span></text:p></office:annotation>Keywords: <text:span text:style-name="T16">Species distribution model; Process-based model; Calibration; Trees; </text:span><office:annotation-end office:name="__Annotation__8_2492294749"/></text:p>
      <text:p text:style-name="P1"><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14:33:39.251000000</meta:creation-date>
    <dc:date>2022-05-25T16:29:46.479000000</dc:date>
    <meta:editing-duration>PT53M12S</meta:editing-duration>
    <meta:editing-cycles>7</meta:editing-cycles>
    <meta:generator>LibreOffice/7.2.4.1$Windows_X86_64 LibreOffice_project/27d75539669ac387bb498e35313b970b7fe9c4f9</meta:generator>
    <dc:creator>Victor Van der Meersch</dc:creator>
    <meta:document-statistic meta:table-count="0" meta:image-count="0" meta:object-count="0" meta:page-count="1" meta:paragraph-count="9" meta:word-count="317" meta:character-count="2302" meta:non-whitespace-character-count="1990"/>
  </office:meta>
</office:document-meta>
</file>